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2"/>
      <text:p text:style-name="P3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3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3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3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3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3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3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3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3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3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3"><text:a xlink:type="simple" xlink:href="https://www.mysql.com/" text:style-name="Internet_20_link" text:visited-style-name="Visited_20_Internet_20_Link"><text:span text:style-name="T1">https://www.mysql.com/</text:span></text:a></text:p>
      <text:p text:style-name="P3"><text:a xlink:type="simple" xlink:href="https://www.php.net/" text:style-name="Internet_20_link" text:visited-style-name="Visited_20_Internet_20_Link"><text:span text:style-name="T1">https://www.php.net/</text:span></text:a></text:p>
      <text:p text:style-name="P3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3"><text:a xlink:type="simple" xlink:href="https://lenguajecss.com/" text:style-name="Internet_20_link" text:visited-style-name="Visited_20_Internet_20_Link"><text:span text:style-name="T1">https://lenguajecss.com/</text:span></text:a></text:p>
      <text:p text:style-name="P3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3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3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3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3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3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3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3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3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3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3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3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3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3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3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3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2"><text:a xlink:type="simple" xlink:href="https://es.squarespace.com/blog/principios-esenciales-de-diseno-web" text:style-name="Internet_20_link" text:visited-style-name="Visited_20_Internet_20_Link">https://es.squarespace.com/blog/principios-esenciales-de-diseno-web</text:a></text:p>
      <text:p text:style-name="P2"><text:a xlink:type="simple" xlink:href="https://www.lucushost.com/blog/que-es-un-backup-y-como-hacer-una-copia-de-seguridad-de-tu-web" text:style-name="Internet_20_link" text:visited-style-name="Visited_20_Internet_20_Link">https://www.lucushost.com/blog/que-es-un-backup-y-como-hacer-una-copia-de-seguridad-de-tu-web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0:08:38.384000000</meta:creation-date>
    <dc:date>2026-03-04T10:06:26.981640600</dc:date>
    <meta:editing-duration>PT2H21M59S</meta:editing-duration>
    <meta:editing-cycles>19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3" meta:word-count="33" meta:character-count="1864" meta:non-whitespace-character-count="1846"/>
  </office:meta>
</office:document-meta>
</file>